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772000004780C57F333242034DE.png" manifest:media-type="image/png"/>
  <manifest:file-entry manifest:full-path="Pictures/100000000000043B000003990ED323D73D284315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6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.107cm" svg:height="18.8cm" svg:x="3.2cm" svg:y="1.2cm">
          <draw:image xlink:href="Pictures/100000000000043B000003990ED323D73D2843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Znormalizowana miara podobieństwa</text:p>
          </draw:text-box>
        </draw:frame>
        <draw:frame draw:style-name="gr3" draw:layer="layout" svg:width="0.199cm" svg:height="0.47cm" svg:x="9.826cm" svg:y="6.742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16.396cm" svg:height="2.648cm" svg:x="5.38cm" svg:y="9.17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4.374cm" svg:height="1.197cm" svg:x="5.351cm" svg:y="13.34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7.999cm" svg:height="16.804cm" svg:x="0.201cm" svg:y="2.396cm">
          <draw:image xlink:href="Pictures/1000020100000772000004780C57F333242034DE.png" xlink:type="simple" xlink:show="embed" xlink:actuate="onLoad">
            <text:p/>
          </draw:image>
        </draw:frame>
        <draw:frame draw:style-name="gr5" draw:text-style-name="P4" draw:layer="layout" svg:width="3.6cm" svg:height="1.6cm" svg:x="12cm" svg:y="1.6cm">
          <draw:text-box>
            <text:p>Cluster: 24</text:p>
          </draw:text-box>
        </draw:frame>
        <draw:line draw:style-name="gr6" draw:text-style-name="P5" draw:layer="layout" svg:x1="18.6cm" svg:y1="1cm" svg:x2="15.6cm" svg:y2="2cm">
          <text:p/>
        </draw:line>
        <draw:frame draw:style-name="gr7" draw:text-style-name="P4" draw:layer="layout" svg:width="7.974cm" svg:height="1.673cm" svg:x="19.2cm" svg:y="0.8cm">
          <draw:text-box>
            <text:p>Artefakty zaklasyfikowane </text:p>
            <text:p>ręczni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12:22:30.731000000</meta:creation-date>
    <dc:date>2015-12-23T13:19:56.625000000</dc:date>
    <meta:editing-duration>P1DT5H58M32S</meta:editing-duration>
    <meta:editing-cycles>2</meta:editing-cycles>
    <meta:generator>LibreOffice/5.0.4.2$Windows_X86_64 LibreOffice_project/2b9802c1994aa0b7dc6079e128979269cf95bc78</meta:generator>
    <meta:document-statistic meta:object-count="40"/>
  </office:meta>
</office:document-meta>
</file>

<file path=Object 1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row>
            <mrow>
              <mo stretchy="false">−</mo>
              <mn>1,</mn>
            </mrow>
            <mn>1</mn>
          </mrow>
        </mrow>
        <mo fence="true" stretchy="false">]</mo>
      </mrow>
    </mrow>
    <annotation encoding="StarMath 5.0">x in [ -1, 1 ]</annotation>
  </semantics>
</math>
</file>

<file path=Object 3/content.xml><?xml version="1.0" encoding="utf-8"?>
<math xmlns="http://www.w3.org/1998/Math/MathML" display="block">
  <semantics>
    <annotation encoding="StarMath 5.0">
</annotation>
  </semantics>
</math>
</file>

<file path=Object 4/content.xml><?xml version="1.0" encoding="utf-8"?>
<math xmlns="http://www.w3.org/1998/Math/MathML" display="block">
  <semantics>
    <mrow>
      <mi>x</mi>
      <mo stretchy="false">=</mo>
      <mfrac>
        <mrow>
          <mtext>dot</mtext>
          <mrow>
            <mo fence="true" stretchy="false">(</mo>
            <mrow>
              <mrow>
                <mi mathvariant="italic">art</mi>
                <mn>1,</mn>
                <mi mathvariant="italic">art</mi>
                <mn>2</mn>
              </mrow>
            </mrow>
            <mo fence="true" stretchy="false">)</mo>
          </mrow>
        </mrow>
        <msqrt>
          <mrow>
            <mtext>dot</mtext>
            <mrow>
              <mrow>
                <mo fence="true" stretchy="false">(</mo>
                <mrow>
                  <mrow>
                    <mi mathvariant="italic">art</mi>
                    <mn>1,</mn>
                    <mi mathvariant="italic">art</mi>
                    <mn>1</mn>
                  </mrow>
                </mrow>
                <mo fence="true" stretchy="false">)</mo>
              </mrow>
              <mo stretchy="false">∗</mo>
              <mtext>dot</mtext>
            </mrow>
            <mrow>
              <mo fence="true" stretchy="false">(</mo>
              <mrow>
                <mrow>
                  <mi mathvariant="italic">art</mi>
                  <mn>2,</mn>
                  <mi mathvariant="italic">art</mi>
                  <mn>2</mn>
                </mrow>
              </mrow>
              <mo fence="true" stretchy="false">)</mo>
            </mrow>
          </mrow>
        </msqrt>
      </mfrac>
    </mrow>
    <annotation encoding="StarMath 5.0">x ={"dot"(art1, art2)} over {sqrt{"dot"(art1, art1) * "dot"(art2, art2)} } 
</annotation>
  </semantics>
</math>
</file>